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1.75mm"/>
    </style:style>
    <style:style style:name="co9" style:family="table-column">
      <style:table-column-properties fo:break-before="auto" style:column-width="23.53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38.15mm"/>
    </style:style>
    <style:style style:name="co12" style:family="table-column">
      <style:table-column-properties fo:break-before="auto" style:column-width="16.95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45.26mm"/>
    </style:style>
    <style:style style:name="co15" style:family="table-column">
      <style:table-column-properties fo:break-before="auto" style:column-width="38.86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rgetFilldegree" table:style-name="ta1">
        <table:shapes>
          <draw:frame draw:z-index="0" draw:style-name="gr1" draw:text-style-name="P1" svg:width="159.99mm" svg:height="89.99mm" svg:x="237.12mm" svg:y="1mm">
            <draw:object draw:notify-on-update-of-ranges="TargetFilldegree.F1:TargetFilldegree.F1 TargetFilldegree.F2:TargetFilldegree.F101 TargetFilldegree.L1:TargetFilldegree.L1 TargetFilldegree.L2:TargetFilldegree.L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PerSplit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maxNeededPutIntoSplit</text:p>
          </table:table-cell>
          <table:table-cell office:value-type="string" calcext:value-type="string">
            <text:p>maxNeededRemainingSplit</text:p>
          </table:table-cell>
          <table:table-cell office:value-type="string" calcext:value-type="string">
            <text:p>maxNeeded</text:p>
          </table:table-cell>
          <table:table-cell office:value-type="string" calcext:value-type="string">
            <text:p>minNeededPutIntoSplit</text:p>
          </table:table-cell>
          <table:table-cell office:value-type="string" calcext:value-type="string">
            <text:p>minNeededRemainingSplit</text:p>
          </table:table-cell>
          <table:table-cell office:value-type="string" calcext:value-type="string">
            <text:p>minNe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,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,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,5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,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,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,5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,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,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8.5" calcext:value-type="float">
            <text:p>118,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.5" calcext:value-type="float">
            <text:p>120,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3.5" calcext:value-type="float">
            <text:p>153,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3.5" calcext:value-type="float">
            <text:p>153,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7.5" calcext:value-type="float">
            <text:p>187,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2.5" calcext:value-type="float">
            <text:p>212,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4.5" calcext:value-type="float">
            <text:p>224,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1.5" calcext:value-type="float">
            <text:p>261,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83" calcext:value-type="float">
            <text:p>483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1.5" calcext:value-type="float">
            <text:p>241,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2.5" calcext:value-type="float">
            <text:p>292,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92" calcext:value-type="float">
            <text:p>692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8:53:33.310000000</dc:date>
    <meta:editing-duration>PT1M39S</meta:editing-duration>
    <meta:editing-cycles>1</meta:editing-cycles>
    <meta:document-statistic meta:table-count="1" meta:cell-count="1818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75cm" svg:y="3.96cm" style:legend-expansion="high" chart:style-name="ch2"/>
        <chart:plot-area chart:style-name="ch3" table:cell-range-address="TargetFilldegree.F1:TargetFilldegree.F101 TargetFilldegree.L1:TargetFilldegree.L101" chart:data-source-has-labels="row" svg:x="0.32cm" svg:y="0.18cm" svg:width="11.935cm" svg:height="8.64cm">
          <chartooo:coordinate-region svg:x="1.153cm" svg:y="0.375cm" svg:width="11.102cm" svg:height="7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rgetFilldegree.F2:TargetFilldegree.F101" chart:label-cell-address="TargetFilldegree.F1:TargetFilldegree.F1" chart:class="chart:line">
            <chart:data-point chart:repeated="100"/>
          </chart:series>
          <chart:series chart:style-name="ch7" chart:values-cell-range-address="TargetFilldegree.L2:TargetFilldegree.L101" chart:label-cell-address="TargetFilldegree.L1:TargetFilldegree.L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Filldegree</text:p>
                <draw:g>
                  <svg:desc>TargetFilldegree.F1:TargetFilldegree.F1</svg:desc>
                </draw:g>
              </table:table-cell>
              <table:table-cell office:value-type="string">
                <text:p>timeTotal</text:p>
                <draw:g>
                  <svg:desc>TargetFilldegree.L1:TargetFilldegre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rgetFilldegree.F2:TargetFilldegree.F101</svg:desc>
                </draw:g>
              </table:table-cell>
              <table:table-cell office:value-type="float" office:value="8">
                <text:p>8</text:p>
                <draw:g>
                  <svg:desc>TargetFilldegree.L2:TargetFilldegree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">
                <text:p>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">
                <text:p>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">
                <text:p>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">
                <text:p>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">
                <text:p>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